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LCARAY QUISPE, SIMON VICENT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2024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072925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ULLCARAY QUISPE, SIMON VICENT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2024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4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6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80972570</text:p>
          </table:table-cell>
          <table:table-cell table:style-name="Tabla2.A2" office:value-type="string">
            <text:p text:style-name="P9">38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03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